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12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solid" svg:stroke-width="0.026cm" svg:stroke-color="#000000" draw:marker-end="Стили_20_стрелок_20_3" svg:stroke-opacity="100%" draw:stroke-linejoin="bevel" svg:stroke-linecap="round" draw:fill="non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0" style:family="graphic" style:parent-style-name="standard">
      <style:graphic-properties draw:stroke="none" draw:fill="none" draw:textarea-vertical-align="middle" fo:min-height="0.36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olygon draw:style-name="gr3" draw:text-style-name="P1" draw:layer="layout" svg:width="4cm" svg:height="3cm" svg:x="14.5cm" svg:y="1.5cm" svg:viewBox="0 0 4001 3001" draw:points="0,3001 4001,3001 4001,0 0,0">
              <text:p/>
            </draw:polygon>
            <draw:polygon draw:style-name="gr4" draw:text-style-name="P2" draw:layer="layout" svg:width="4cm" svg:height="3cm" svg:x="14.5cm" svg:y="1.5cm" svg:viewBox="0 0 4001 3001" draw:points="0,3001 4001,3001 4001,0 0,0">
              <text:p/>
            </draw:polygon>
          </draw:g>
          <draw:frame draw:style-name="gr5" draw:text-style-name="P2" draw:layer="layout" svg:width="4cm" svg:height="3cm" svg:x="14.5cm" svg:y="1.5cm">
            <draw:text-box>
              <text:p text:style-name="P3"><text:span text:style-name="T1">Клиент</text:span></text:p>
            </draw:text-box>
          </draw:frame>
        </draw:g>
        <draw:g draw:style-name="gr1">
          <draw:g draw:style-name="gr2">
            <draw:polygon draw:style-name="gr3" draw:text-style-name="P1" draw:layer="layout" svg:width="4cm" svg:height="3cm" svg:x="25.065cm" svg:y="1.5cm" svg:viewBox="0 0 4001 3001" draw:points="0,3001 4001,3001 4001,0 0,0">
              <text:p/>
            </draw:polygon>
            <draw:polygon draw:style-name="gr4" draw:text-style-name="P2" draw:layer="layout" svg:width="4cm" svg:height="3cm" svg:x="25.065cm" svg:y="1.5cm" svg:viewBox="0 0 4001 3001" draw:points="0,3001 4001,3001 4001,0 0,0">
              <text:p/>
            </draw:polygon>
          </draw:g>
          <draw:frame draw:style-name="gr5" draw:text-style-name="P2" draw:layer="layout" svg:width="4cm" svg:height="3cm" svg:x="25.065cm" svg:y="1.5cm">
            <draw:text-box>
              <text:p text:style-name="P3"><text:span text:style-name="T1">Услуга </text:span></text:p>
            </draw:text-box>
          </draw:frame>
        </draw:g>
        <draw:g draw:style-name="gr1">
          <draw:g draw:style-name="gr2">
            <draw:polygon draw:style-name="gr3" draw:text-style-name="P1" draw:layer="layout" svg:width="4cm" svg:height="3cm" svg:x="2cm" svg:y="1.5cm" svg:viewBox="0 0 4001 3001" draw:points="0,3001 4001,3001 4001,0 0,0">
              <text:p/>
            </draw:polygon>
            <draw:polygon draw:style-name="gr4" draw:text-style-name="P2" draw:layer="layout" svg:width="4cm" svg:height="3cm" svg:x="2cm" svg:y="1.5cm" svg:viewBox="0 0 4001 3001" draw:points="0,3001 4001,3001 4001,0 0,0">
              <text:p/>
            </draw:polygon>
          </draw:g>
          <draw:frame draw:style-name="gr5" draw:text-style-name="P2" draw:layer="layout" svg:width="4cm" svg:height="3cm" svg:x="2cm" svg:y="1.5cm">
            <draw:text-box>
              <text:p text:style-name="P3"><text:span text:style-name="T1">Администратор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14.5cm" svg:y="5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  <draw:path draw:style-name="gr4" draw:text-style-name="P2" draw:layer="layout" svg:width="4cm" svg:height="1.249cm" svg:x="14.5cm" svg:y="5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</draw:g>
          <draw:frame draw:style-name="gr6" draw:text-style-name="P2" draw:layer="layout" svg:width="3.5cm" svg:height="1.094cm" svg:x="14.75cm" svg:y="5.328cm">
            <draw:text-box>
              <text:p text:style-name="P3"><text:span text:style-name="T1">ФИО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14.5cm" svg:y="7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  <draw:path draw:style-name="gr4" draw:text-style-name="P2" draw:layer="layout" svg:width="4cm" svg:height="1.249cm" svg:x="14.5cm" svg:y="7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</draw:g>
          <draw:frame draw:style-name="gr6" draw:text-style-name="P2" draw:layer="layout" svg:width="3.5cm" svg:height="1.094cm" svg:x="14.75cm" svg:y="7.328cm">
            <draw:text-box>
              <text:p text:style-name="P3"><text:span text:style-name="T1">Дата рождения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14.499cm" svg:y="9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14.499cm" svg:y="9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14.749cm" svg:y="9.328cm">
            <draw:text-box>
              <text:p text:style-name="P3"><text:span text:style-name="T1">услуга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5.065cm" svg:y="5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5.065cm" svg:y="5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5.315cm" svg:y="5.328cm">
            <draw:text-box>
              <text:p text:style-name="P3"><text:span text:style-name="T1">Стоимость 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5.065cm" svg:y="7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5.065cm" svg:y="7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5.315cm" svg:y="7.328cm">
            <draw:text-box>
              <text:p text:style-name="P3"><text:span text:style-name="T1">Кол. человек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5.065cm" svg:y="9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5.065cm" svg:y="9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5.315cm" svg:y="9.328cm">
            <draw:text-box>
              <text:p text:style-name="P3"><text:span text:style-name="T1">Вид 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5.065cm" svg:y="11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5.065cm" svg:y="11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5.315cm" svg:y="11.328cm">
            <draw:text-box>
              <text:p text:style-name="P3"><text:span text:style-name="T1">Описание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cm" svg:y="5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  <draw:path draw:style-name="gr4" draw:text-style-name="P2" draw:layer="layout" svg:width="4cm" svg:height="1.249cm" svg:x="2cm" svg:y="5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</draw:g>
          <draw:frame draw:style-name="gr6" draw:text-style-name="P2" draw:layer="layout" svg:width="3.5cm" svg:height="1.094cm" svg:x="2.25cm" svg:y="5.328cm">
            <draw:text-box>
              <text:p text:style-name="P3"><text:span text:style-name="T1">ФИО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cm" svg:y="7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cm" svg:y="7.25cm" svg:viewBox="0 0 4001 1250" svg:d="M0 625c0-110 92-218 268-313s428-174 732-229c304-54 649-83 1000-83 352 0 697 29 1001 83 304 55 556 134 732 229s268 203 268 313c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.25cm" svg:y="7.328cm">
            <draw:text-box>
              <text:p text:style-name="P3"><text:span text:style-name="T1">Телефон 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cm" svg:y="9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cm" svg:y="9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.25cm" svg:y="9.328cm">
            <draw:text-box>
              <text:p text:style-name="P3"><text:span text:style-name="T1">Паспорт 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cm" svg:y="11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  <draw:path draw:style-name="gr4" draw:text-style-name="P2" draw:layer="layout" svg:width="4cm" svg:height="1.249cm" svg:x="2cm" svg:y="11.25cm" svg:viewBox="0 0 4001 1250" svg:d="M0 625c0-110 92-218 268-313s428-174 732-229c304-54 649-83 1000-83 352 0 697 29 1001 83 304 55 556 134 732 229s268 203 268 313c0 110-92 218-268 313s-428 174-732 229c-304 54-649 83-1000 83-352 0-697-29-1001-83-304-55-556-134-732-229s-268-203-268-313z">
              <text:p/>
            </draw:path>
          </draw:g>
          <draw:frame draw:style-name="gr6" draw:text-style-name="P2" draw:layer="layout" svg:width="3.5cm" svg:height="1.094cm" svg:x="2.25cm" svg:y="11.328cm">
            <draw:text-box>
              <text:p text:style-name="P3"><text:span text:style-name="T1">Зарплата </text:span></text:p>
            </draw:text-box>
          </draw:frame>
        </draw:g>
        <draw:line draw:style-name="gr7" draw:text-style-name="P2" draw:layer="layout" svg:x1="25.065cm" svg:y1="3cm" svg:x2="25cm" svg:y2="14cm">
          <text:p/>
        </draw:line>
        <draw:line draw:style-name="gr7" draw:text-style-name="P2" draw:layer="layout" svg:x1="2cm" svg:y1="3cm" svg:x2="2cm" svg:y2="11.874cm">
          <text:p/>
        </draw:line>
        <draw:line draw:style-name="gr7" draw:text-style-name="P2" draw:layer="layout" svg:x1="14.5cm" svg:y1="3cm" svg:x2="14.5cm" svg:y2="11.75cm">
          <text:p/>
        </draw:line>
        <draw:g draw:style-name="gr1">
          <draw:g draw:style-name="gr2">
            <draw:polygon draw:style-name="gr3" draw:text-style-name="P1" draw:layer="layout" svg:width="4cm" svg:height="3cm" svg:x="8.053cm" svg:y="1.5cm" svg:viewBox="0 0 4001 3001" draw:points="2000,3001 4001,1500 2000,0 0,1500">
              <text:p/>
            </draw:polygon>
            <draw:polygon draw:style-name="gr4" draw:text-style-name="P2" draw:layer="layout" svg:width="4cm" svg:height="3cm" svg:x="8.053cm" svg:y="1.5cm" svg:viewBox="0 0 4001 3001" draw:points="2000,3001 4001,1500 2000,0 0,1500">
              <text:p/>
            </draw:polygon>
          </draw:g>
          <draw:frame draw:style-name="gr5" draw:text-style-name="P2" draw:layer="layout" svg:width="4cm" svg:height="3cm" svg:x="8.053cm" svg:y="1.5cm">
            <draw:text-box>
              <text:p text:style-name="P3"><text:span text:style-name="T1">Оформляет</text:span></text:p>
            </draw:text-box>
          </draw:frame>
        </draw:g>
        <draw:line draw:style-name="gr7" draw:text-style-name="P2" draw:layer="layout" svg:x1="6cm" svg:y1="3cm" svg:x2="8.052cm" svg:y2="3cm">
          <text:p/>
        </draw:line>
        <draw:line draw:style-name="gr8" draw:text-style-name="P2" draw:layer="layout" svg:x1="12.053cm" svg:y1="3cm" svg:x2="14.5cm" svg:y2="3cm">
          <text:p/>
        </draw:line>
        <draw:g draw:style-name="gr1">
          <draw:g draw:style-name="gr2">
            <draw:polygon draw:style-name="gr3" draw:text-style-name="P1" draw:layer="layout" svg:width="4cm" svg:height="3cm" svg:x="19.789cm" svg:y="1.5cm" svg:viewBox="0 0 4001 3001" draw:points="2001,3001 4001,1500 2001,0 0,1500">
              <text:p/>
            </draw:polygon>
            <draw:polygon draw:style-name="gr4" draw:text-style-name="P2" draw:layer="layout" svg:width="4cm" svg:height="3cm" svg:x="19.789cm" svg:y="1.5cm" svg:viewBox="0 0 4001 3001" draw:points="2001,3001 4001,1500 2001,0 0,1500">
              <text:p/>
            </draw:polygon>
          </draw:g>
          <draw:frame draw:style-name="gr5" draw:text-style-name="P2" draw:layer="layout" svg:width="4cm" svg:height="3cm" svg:x="19.789cm" svg:y="1.5cm">
            <draw:text-box>
              <text:p text:style-name="P3"><text:span text:style-name="T1">Оформляют</text:span></text:p>
            </draw:text-box>
          </draw:frame>
        </draw:g>
        <draw:line draw:style-name="gr9" draw:text-style-name="P2" draw:layer="layout" svg:x1="18.5cm" svg:y1="3cm" svg:x2="19.789cm" svg:y2="3cm">
          <text:p/>
        </draw:line>
        <draw:line draw:style-name="gr7" draw:text-style-name="P2" draw:layer="layout" svg:x1="23.789cm" svg:y1="3cm" svg:x2="25.064cm" svg:y2="3cm">
          <text:p/>
        </draw:line>
        <draw:g draw:style-name="gr1">
          <draw:g draw:style-name="gr2">
            <draw:polygon draw:style-name="gr3" draw:text-style-name="P1" draw:layer="layout" svg:width="0.65cm" svg:height="0.65cm" svg:x="6.5cm" svg:y="2cm" svg:viewBox="0 0 651 651" draw:points="0,651 651,651 651,0 0,0">
              <text:p/>
            </draw:polygon>
            <draw:polygon draw:style-name="gr7" draw:text-style-name="P2" draw:layer="layout" svg:width="0.65cm" svg:height="0.65cm" svg:x="6.5cm" svg:y="2cm" svg:viewBox="0 0 651 651" draw:points="0,651 651,651 651,0 0,0">
              <text:p/>
            </draw:polygon>
          </draw:g>
          <draw:frame draw:style-name="gr10" draw:text-style-name="P2" draw:layer="layout" svg:width="0.65cm" svg:height="0.791cm" svg:x="6.5cm" svg:y="1.929cm">
            <draw:text-box>
              <text:p text:style-name="P3"><text:span text:style-name="T2">1</text:span></text:p>
            </draw:text-box>
          </draw:frame>
        </draw:g>
        <draw:g draw:style-name="gr1">
          <draw:g draw:style-name="gr2">
            <draw:polygon draw:style-name="gr3" draw:text-style-name="P1" draw:layer="layout" svg:width="0.65cm" svg:height="0.65cm" svg:x="13.386cm" svg:y="2.017cm" svg:viewBox="0 0 651 651" draw:points="0,651 651,651 651,0 0,0">
              <text:p/>
            </draw:polygon>
            <draw:polygon draw:style-name="gr7" draw:text-style-name="P2" draw:layer="layout" svg:width="0.65cm" svg:height="0.65cm" svg:x="13.386cm" svg:y="2.017cm" svg:viewBox="0 0 651 651" draw:points="0,651 651,651 651,0 0,0">
              <text:p/>
            </draw:polygon>
          </draw:g>
          <draw:frame draw:style-name="gr10" draw:text-style-name="P2" draw:layer="layout" svg:width="0.65cm" svg:height="0.791cm" svg:x="13.386cm" svg:y="1.946cm">
            <draw:text-box>
              <text:p text:style-name="P3"><text:span text:style-name="T2">М</text:span></text:p>
            </draw:text-box>
          </draw:frame>
        </draw:g>
        <draw:g draw:style-name="gr1">
          <draw:g draw:style-name="gr2">
            <draw:polygon draw:style-name="gr3" draw:text-style-name="P1" draw:layer="layout" svg:width="0.65cm" svg:height="0.65cm" svg:x="24.28cm" svg:y="2.201cm" svg:viewBox="0 0 651 651" draw:points="0,651 651,651 651,0 0,0">
              <text:p/>
            </draw:polygon>
            <draw:polygon draw:style-name="gr7" draw:text-style-name="P2" draw:layer="layout" svg:width="0.65cm" svg:height="0.65cm" svg:x="24.28cm" svg:y="2.201cm" svg:viewBox="0 0 651 651" draw:points="0,651 651,651 651,0 0,0">
              <text:p/>
            </draw:polygon>
          </draw:g>
          <draw:frame draw:style-name="gr10" draw:text-style-name="P2" draw:layer="layout" svg:width="0.65cm" svg:height="0.791cm" svg:x="24.28cm" svg:y="2.13cm">
            <draw:text-box>
              <text:p text:style-name="P3"><text:span text:style-name="T2">1</text:span></text:p>
            </draw:text-box>
          </draw:frame>
        </draw:g>
        <draw:g draw:style-name="gr1">
          <draw:g draw:style-name="gr2">
            <draw:polygon draw:style-name="gr3" draw:text-style-name="P1" draw:layer="layout" svg:width="0.65cm" svg:height="0.65cm" svg:x="18.649cm" svg:y="2cm" svg:viewBox="0 0 651 651" draw:points="0,651 651,651 651,0 0,0">
              <text:p/>
            </draw:polygon>
            <draw:polygon draw:style-name="gr7" draw:text-style-name="P2" draw:layer="layout" svg:width="0.65cm" svg:height="0.65cm" svg:x="18.649cm" svg:y="2cm" svg:viewBox="0 0 651 651" draw:points="0,651 651,651 651,0 0,0">
              <text:p/>
            </draw:polygon>
          </draw:g>
          <draw:frame draw:style-name="gr10" draw:text-style-name="P2" draw:layer="layout" svg:width="0.65cm" svg:height="0.791cm" svg:x="18.649cm" svg:y="1.929cm">
            <draw:text-box>
              <text:p text:style-name="P3"><text:span text:style-name="T2">М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14.5cm" svg:y="11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14.5cm" svg:y="11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14.75cm" svg:y="11.328cm">
            <draw:text-box>
              <text:p text:style-name="P3"><text:span text:style-name="T1">Код услуги</text:span></text:p>
            </draw:text-box>
          </draw:frame>
        </draw:g>
        <draw:g draw:style-name="gr1">
          <draw:g draw:style-name="gr2">
            <draw:path draw:style-name="gr3" draw:text-style-name="P1" draw:layer="layout" svg:width="4cm" svg:height="1.249cm" svg:x="25cm" svg:y="13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  <draw:path draw:style-name="gr4" draw:text-style-name="P2" draw:layer="layout" svg:width="4cm" svg:height="1.249cm" svg:x="25cm" svg:y="13.25cm" svg:viewBox="0 0 4001 1250" svg:d="M0 625c0-110 92-217 268-313 176-95 428-173 732-228s649-84 1000-84c352 0 697 29 1001 84s556 133 732 228c176 96 268 203 268 313 0 110-92 217-268 312-176 96-428 174-732 229s-649 84-1000 84c-352 0-697-29-1001-84s-556-133-732-229c-176-95-268-202-268-312z">
              <text:p/>
            </draw:path>
          </draw:g>
          <draw:frame draw:style-name="gr6" draw:text-style-name="P2" draw:layer="layout" svg:width="3.5cm" svg:height="1.094cm" svg:x="25.25cm" svg:y="13.328cm">
            <draw:text-box>
              <text:p text:style-name="P3"><text:span text:style-name="T1">Код услуги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h20z"/>
    <draw:marker draw:name="Стили_20_стрелок_20_1" draw:display-name="Стили стрелок 1" svg:viewBox="0 7 20 13" svg:d="M0 20l10-13 10 13z"/>
    <draw:marker draw:name="Стили_20_стрелок_20_2" draw:display-name="Стили стрелок 2" svg:viewBox="0 0 1013 1130" svg:d="M1009 1050l-449-1008-22-30-29-12-34 12-21 26-449 1012-5 13v8l5 21 12 21 17 13 21 4h903l21-4 21-13 9-21 4-21v-8z"/>
    <draw:marker draw:name="Стили_20_стрелок_20_3" draw:display-name="Стили стрелок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5T00:28:54.280000000</dc:date>
    <dc:language>ru-RU</dc:language>
    <meta:creation-date>2024-03-12T14:37:10Z</meta:creation-date>
    <meta:initial-creator>Админ</meta:initial-creator>
    <meta:generator>LibreOffice/7.6.2.1$Windows_X86_64 LibreOffice_project/56f7684011345957bbf33a7ee678afaf4d2ba333</meta:generator>
    <meta:editing-duration>PT18M30S</meta:editing-duration>
    <meta:editing-cycles>1</meta:editing-cycles>
    <meta:document-statistic meta:object-count="117"/>
    <meta:template xlink:type="simple" xlink:actuate="onRequest" xlink:title="BASICD_M.vstx" xlink:href=""/>
  </office:meta>
</office:document-meta>
</file>